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51" style:family="table-column">
      <style:table-column-properties fo:break-before="auto" style:column-width="1.061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co47" style:family="table-column">
      <style:table-column-properties fo:break-before="auto" style:column-width="1.1217in"/>
    </style:style>
    <style:style style:name="co48" style:family="table-column">
      <style:table-column-properties fo:break-before="auto" style:column-width="0.6898in"/>
    </style:style>
    <style:style style:name="co49" style:family="table-column">
      <style:table-column-properties fo:break-before="auto" style:column-width="1.1047in"/>
    </style:style>
    <style:style style:name="co50" style:family="table-column">
      <style:table-column-properties fo:break-before="auto" style:column-width="0.5835in"/>
    </style:style>
    <style:style style:name="co54" style:family="table-column">
      <style:table-column-properties fo:break-before="auto" style:column-width="0.6402in"/>
    </style:style>
    <style:style style:name="co55" style:family="table-column">
      <style:table-column-properties fo:break-before="auto" style:column-width="0.9256in"/>
    </style:style>
    <style:style style:name="co56" style:family="table-column">
      <style:table-column-properties fo:break-before="auto" style:column-width="1.5693in"/>
    </style:style>
    <style:style style:name="co57" style:family="table-column">
      <style:table-column-properties fo:break-before="auto" style:column-width="0.411in"/>
    </style:style>
    <style:style style:name="co58" style:family="table-column">
      <style:table-column-properties fo:break-before="auto" style:column-width="1.7346in"/>
    </style:style>
    <style:style style:name="co59" style:family="table-column">
      <style:table-column-properties fo:break-before="auto" style:column-width="2.1201in"/>
    </style:style>
    <style:style style:name="co60" style:family="table-column">
      <style:table-column-properties fo:break-before="auto" style:column-width="1.6055in"/>
    </style:style>
    <style:style style:name="co61" style:family="table-column">
      <style:table-column-properties fo:break-before="auto" style:column-width="0.8736in"/>
    </style:style>
    <style:style style:name="co62" style:family="table-column">
      <style:table-column-properties fo:break-before="auto" style:column-width="0.822in"/>
    </style:style>
    <style:style style:name="co63" style:family="table-column">
      <style:table-column-properties fo:break-before="auto" style:column-width="0.9508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902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style:style style:name="ta9" style:family="table" style:master-page-name="PageStyle_5f_damagefunctions">
      <style:table-properties table:display="true" style:writing-mode="lr-tb"/>
    </style:style>
    <style:style style:name="ta10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ce74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Normal_20_3">
      <style:text-properties fo:language="en" fo:country="US" style:text-underline-mode="continuous" style:text-overline-mode="continuous" style:text-line-through-mode="continuous" style:font-name-asian="Arial1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9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227">
      <style:table-cell-properties fo:background-color="#ccffcc"/>
    </style:style>
    <style:style style:name="ce94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95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3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7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9" table:print="false">
        <office:forms form:automatic-focus="false" form:apply-design-mode="false"/>
        <table:table-column table:style-name="co47" table:default-cell-style-name="ce75"/>
        <table:table-column table:style-name="co48" table:default-cell-style-name="ce75"/>
        <table:table-column table:style-name="co49" table:default-cell-style-name="ce75"/>
        <table:table-column table:style-name="co50" table:default-cell-style-name="ce75"/>
        <table:table-column table:style-name="co49" table:default-cell-style-name="ce75"/>
        <table:table-column table:style-name="co54" table:default-cell-style-name="ce75"/>
        <table:table-column table:style-name="co55" table:default-cell-style-name="ce98"/>
        <table:table-column table:style-name="co56" table:default-cell-style-name="ce98"/>
        <table:table-column table:style-name="co1" table:number-columns-repeated="248" table:default-cell-style-name="ce98"/>
        <table:table-column table:style-name="co1" table:number-columns-repeated="768" table:default-cell-style-name="Default"/>
        <table:table-row table:style-name="ro4">
          <table:table-cell table:style-name="ce74" office:value-type="string">
            <text:p>DamageFunID</text:p>
          </table:table-cell>
          <table:table-cell table:style-name="ce74" office:value-type="string">
            <text:p>Intensity</text:p>
          </table:table-cell>
          <table:table-cell table:style-name="ce74" office:value-type="string">
            <text:p>MDD</text:p>
          </table:table-cell>
          <table:table-cell table:style-name="ce74" office:value-type="string">
            <text:p>PAA</text:p>
          </table:table-cell>
          <table:table-cell table:style-name="ce74" office:value-type="string">
            <text:p>MDR</text:p>
          </table:table-cell>
          <table:table-cell table:style-name="ce74" office:value-type="string">
            <text:p>peril_ID</text:p>
          </table:table-cell>
          <table:table-cell table:style-name="ce96" office:value-type="string">
            <text:p>Intensity_unit</text:p>
          </table:table-cell>
          <table:table-cell table:style-name="ce96" office:value-type="string">
            <text:p>name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table:style-name="ce74" office:value-type="float" office:value="1">
            <text:p>1</text:p>
          </table:table-cell>
          <table:table-cell table:style-name="ce74" office:value-type="float" office:value="120">
            <text:p>120</text:p>
          </table:table-cell>
          <table:table-cell table:style-name="ce74" office:value-type="float" office:value="0.3737">
            <text:p>0.3737</text:p>
          </table:table-cell>
          <table:table-cell table:style-name="ce74" office:value-type="float" office:value="0.9966">
            <text:p>0.9966</text:p>
          </table:table-cell>
          <table:table-cell table:style-name="ce74" table:formula="of:=[.C26]*[.D26]" office:value-type="float" office:value="0.37242942">
            <text:p>0.37242942</text:p>
          </table:table-cell>
          <table:table-cell table:style-name="ce74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9" office:value-type="float" office:value="0">
            <text:p>0.000</text:p>
          </table:table-cell>
          <table:table-cell table:style-name="ce89" table:formula="of:=[.C27]*[.D27]" office:value-type="float" office:value="0">
            <text:p>0.000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9" office:value-type="float" office:value="0.01">
            <text:p>0.010</text:p>
          </table:table-cell>
          <table:table-cell table:style-name="ce89" office:value-type="float" office:value="0.393469340287367">
            <text:p>0.393</text:p>
          </table:table-cell>
          <table:table-cell table:style-name="ce89" table:formula="of:=[.C28]*[.D28]" office:value-type="float" office:value="0.00393469340287367">
            <text:p>0.004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number-columns-repeated="2" table:style-name="ce76" office:value-type="float" office:value="1">
            <text:p>1</text:p>
          </table:table-cell>
          <table:table-cell table:style-name="ce89" office:value-type="float" office:value="0.02">
            <text:p>0.020</text:p>
          </table:table-cell>
          <table:table-cell table:style-name="ce89" office:value-type="float" office:value="0.632120558828558">
            <text:p>0.632</text:p>
          </table:table-cell>
          <table:table-cell table:style-name="ce89" table:formula="of:=[.C29]*[.D29]" office:value-type="float" office:value="0.0126424111765712">
            <text:p>0.013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9" office:value-type="float" office:value="0.05">
            <text:p>0.050</text:p>
          </table:table-cell>
          <table:table-cell table:style-name="ce89" office:value-type="float" office:value="0.77686983985157">
            <text:p>0.777</text:p>
          </table:table-cell>
          <table:table-cell table:style-name="ce89" table:formula="of:=[.C30]*[.D30]" office:value-type="float" office:value="0.0388434919925785">
            <text:p>0.039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9" office:value-type="float" office:value="0.1">
            <text:p>0.100</text:p>
          </table:table-cell>
          <table:table-cell table:style-name="ce89" office:value-type="float" office:value="0.864664716763387">
            <text:p>0.865</text:p>
          </table:table-cell>
          <table:table-cell table:style-name="ce89" table:formula="of:=[.C31]*[.D31]" office:value-type="float" office:value="0.0864664716763387">
            <text:p>0.086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9" office:value-type="float" office:value="0.2">
            <text:p>0.200</text:p>
          </table:table-cell>
          <table:table-cell table:style-name="ce89" office:value-type="float" office:value="0.917915001376101">
            <text:p>0.918</text:p>
          </table:table-cell>
          <table:table-cell table:style-name="ce89" table:formula="of:=[.C32]*[.D32]" office:value-type="float" office:value="0.18358300027522">
            <text:p>0.184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9" office:value-type="float" office:value="0.3">
            <text:p>0.300</text:p>
          </table:table-cell>
          <table:table-cell table:style-name="ce89" office:value-type="float" office:value="0.950212931632136">
            <text:p>0.950</text:p>
          </table:table-cell>
          <table:table-cell table:style-name="ce89" table:formula="of:=[.C33]*[.D33]" office:value-type="float" office:value="0.285063879489641">
            <text:p>0.285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9" office:value-type="float" office:value="0.4">
            <text:p>0.400</text:p>
          </table:table-cell>
          <table:table-cell table:style-name="ce89" office:value-type="float" office:value="0.969802616577682">
            <text:p>0.970</text:p>
          </table:table-cell>
          <table:table-cell table:style-name="ce89" table:formula="of:=[.C34]*[.D34]" office:value-type="float" office:value="0.387921046631073">
            <text:p>0.388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9" office:value-type="float" office:value="0.5">
            <text:p>0.500</text:p>
          </table:table-cell>
          <table:table-cell table:style-name="ce89" office:value-type="float" office:value="0.981684361111266">
            <text:p>0.982</text:p>
          </table:table-cell>
          <table:table-cell table:style-name="ce89" table:formula="of:=[.C35]*[.D35]" office:value-type="float" office:value="0.490842180555633">
            <text:p>0.491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9" office:value-type="float" office:value="0.6">
            <text:p>0.600</text:p>
          </table:table-cell>
          <table:table-cell table:style-name="ce89" office:value-type="float" office:value="0.988891003461758">
            <text:p>0.989</text:p>
          </table:table-cell>
          <table:table-cell table:style-name="ce89" table:formula="of:=[.C36]*[.D36]" office:value-type="float" office:value="0.593334602077055">
            <text:p>0.593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9" office:value-type="float" office:value="0.65">
            <text:p>0.650</text:p>
          </table:table-cell>
          <table:table-cell table:style-name="ce89" office:value-type="float" office:value="0.993262053000914">
            <text:p>0.993</text:p>
          </table:table-cell>
          <table:table-cell table:style-name="ce89" table:formula="of:=[.C37]*[.D37]" office:value-type="float" office:value="0.645620334450594">
            <text:p>0.646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9" office:value-type="float" office:value="0.675">
            <text:p>0.675</text:p>
          </table:table-cell>
          <table:table-cell table:style-name="ce89" office:value-type="float" office:value="0.995913228561536">
            <text:p>0.996</text:p>
          </table:table-cell>
          <table:table-cell table:style-name="ce89" table:formula="of:=[.C38]*[.D38]" office:value-type="float" office:value="0.672241429279037">
            <text:p>0.672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9" office:value-type="float" office:value="0.7">
            <text:p>0.700</text:p>
          </table:table-cell>
          <table:table-cell table:style-name="ce89" office:value-type="float" office:value="0.997521247823334">
            <text:p>0.998</text:p>
          </table:table-cell>
          <table:table-cell table:style-name="ce89" table:formula="of:=[.C39]*[.D39]" office:value-type="float" office:value="0.698264873476334">
            <text:p>0.698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9" office:value-type="float" office:value="0.71">
            <text:p>0.710</text:p>
          </table:table-cell>
          <table:table-cell table:style-name="ce89" office:value-type="float" office:value="0.998496560807022">
            <text:p>0.998</text:p>
          </table:table-cell>
          <table:table-cell table:style-name="ce89" table:formula="of:=[.C40]*[.D40]" office:value-type="float" office:value="0.708932558172986">
            <text:p>0.709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9" office:value-type="float" office:value="0.72">
            <text:p>0.720</text:p>
          </table:table-cell>
          <table:table-cell table:style-name="ce89" office:value-type="float" office:value="0.999088118034445">
            <text:p>0.999</text:p>
          </table:table-cell>
          <table:table-cell table:style-name="ce89" table:formula="of:=[.C41]*[.D41]" office:value-type="float" office:value="0.7193434449848">
            <text:p>0.719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446915629852">
            <text:p>0.999</text:p>
          </table:table-cell>
          <table:table-cell table:style-name="ce89" table:formula="of:=[.C42]*[.D42]" office:value-type="float" office:value="0.724599013831643">
            <text:p>0.725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664537372098">
            <text:p>1.000</text:p>
          </table:table-cell>
          <table:table-cell table:style-name="ce89" table:formula="of:=[.C43]*[.D43]" office:value-type="float" office:value="0.724756789594771">
            <text:p>0.725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54600070237">
            <text:p>1.000</text:p>
          </table:table-cell>
          <table:table-cell table:style-name="ce89" table:formula="of:=[.C44]*[.D44]" office:value-type="float" office:value="0.724967085050922">
            <text:p>0.725</text:p>
          </table:table-cell>
          <table:table-cell table:style-name="ce85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999887464825">
            <text:p>1.000</text:p>
          </table:table-cell>
          <table:table-cell table:style-name="ce90" table:formula="of:=[.C45]*[.D45]" office:value-type="float" office:value="0.724999918411998">
            <text:p>0.725</text:p>
          </table:table-cell>
          <table:table-cell table:style-name="ce86" office:value-type="string">
            <text:p>TS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91" office:value-type="float" office:value="0">
            <text:p>0.000</text:p>
          </table:table-cell>
          <table:table-cell table:style-name="ce91" table:formula="of:=[.C46]*[.D46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number-columns-repeated="2" table:style-name="ce91" office:value-type="float" office:value="0">
            <text:p>0.000</text:p>
          </table:table-cell>
          <table:table-cell table:style-name="ce91" table:formula="of:=[.C47]*[.D47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10">
            <text:p>10</text:p>
          </table:table-cell>
          <table:table-cell table:number-columns-repeated="2" table:style-name="ce91" office:value-type="float" office:value="0">
            <text:p>0.000</text:p>
          </table:table-cell>
          <table:table-cell table:style-name="ce91" table:formula="of:=[.C48]*[.D48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15">
            <text:p>15</text:p>
          </table:table-cell>
          <table:table-cell table:number-columns-repeated="2" table:style-name="ce91" office:value-type="float" office:value="0">
            <text:p>0.000</text:p>
          </table:table-cell>
          <table:table-cell table:style-name="ce91" table:formula="of:=[.C49]*[.D49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20">
            <text:p>20</text:p>
          </table:table-cell>
          <table:table-cell table:number-columns-repeated="2" table:style-name="ce91" office:value-type="float" office:value="0">
            <text:p>0.000</text:p>
          </table:table-cell>
          <table:table-cell table:style-name="ce91" table:formula="of:=[.C50]*[.D50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25">
            <text:p>25</text:p>
          </table:table-cell>
          <table:table-cell table:number-columns-repeated="2" table:style-name="ce91" office:value-type="float" office:value="0.00115">
            <text:p>0.001</text:p>
          </table:table-cell>
          <table:table-cell table:style-name="ce91" table:formula="of:=[.C51]*[.D51]" office:value-type="float" office:value="0.0000013225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30">
            <text:p>30</text:p>
          </table:table-cell>
          <table:table-cell table:style-name="ce91" office:value-type="float" office:value="0.00204142011834319">
            <text:p>0.002</text:p>
          </table:table-cell>
          <table:table-cell table:style-name="ce91" office:value-type="float" office:value="0.007774">
            <text:p>0.008</text:p>
          </table:table-cell>
          <table:table-cell table:style-name="ce91" table:formula="of:=[.C52]*[.D52]" office:value-type="float" office:value="0.00001587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35">
            <text:p>35</text:p>
          </table:table-cell>
          <table:table-cell table:style-name="ce91" office:value-type="float" office:value="0.00422341239479725">
            <text:p>0.004</text:p>
          </table:table-cell>
          <table:table-cell table:style-name="ce91" office:value-type="float" office:value="0.0450915">
            <text:p>0.045</text:p>
          </table:table-cell>
          <table:table-cell table:style-name="ce91" table:formula="of:=[.C53]*[.D53]" office:value-type="float" office:value="0.00019044">
            <text:p>0.000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40">
            <text:p>40</text:p>
          </table:table-cell>
          <table:table-cell table:style-name="ce91" office:value-type="float" office:value="0.00862473148407584">
            <text:p>0.009</text:p>
          </table:table-cell>
          <table:table-cell table:style-name="ce91" office:value-type="float" office:value="0.1231305">
            <text:p>0.123</text:p>
          </table:table-cell>
          <table:table-cell table:style-name="ce91" table:formula="of:=[.C54]*[.D54]" office:value-type="float" office:value="0.0010619675">
            <text:p>0.001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45">
            <text:p>45</text:p>
          </table:table-cell>
          <table:table-cell table:style-name="ce91" office:value-type="float" office:value="0.0145308987656268">
            <text:p>0.015</text:p>
          </table:table-cell>
          <table:table-cell table:style-name="ce91" office:value-type="float" office:value="0.2916055">
            <text:p>0.292</text:p>
          </table:table-cell>
          <table:table-cell table:style-name="ce91" table:formula="of:=[.C55]*[.D55]" office:value-type="float" office:value="0.00423728999999999">
            <text:p>0.004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0">
            <text:p>50</text:p>
          </table:table-cell>
          <table:table-cell table:style-name="ce91" office:value-type="float" office:value="0.021270846548937">
            <text:p>0.021</text:p>
          </table:table-cell>
          <table:table-cell table:style-name="ce91" office:value-type="float" office:value="0.5619935">
            <text:p>0.562</text:p>
          </table:table-cell>
          <table:table-cell table:style-name="ce91" table:formula="of:=[.C56]*[.D56]" office:value-type="float" office:value="0.0119540775">
            <text:p>0.012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5">
            <text:p>55</text:p>
          </table:table-cell>
          <table:table-cell table:style-name="ce91" office:value-type="float" office:value="0.0272606052564922">
            <text:p>0.027</text:p>
          </table:table-cell>
          <table:table-cell table:style-name="ce91" office:value-type="float" office:value="0.9534305">
            <text:p>0.953</text:p>
          </table:table-cell>
          <table:table-cell table:style-name="ce91" table:formula="of:=[.C57]*[.D57]" office:value-type="float" office:value="0.0259910925">
            <text:p>0.026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0">
            <text:p>6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58]*[.D58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5">
            <text:p>65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59]*[.D59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0">
            <text:p>7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0]*[.D60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5">
            <text:p>75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1]*[.D61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0">
            <text:p>8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2]*[.D62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5">
            <text:p>85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3]*[.D63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0">
            <text:p>9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4]*[.D64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5">
            <text:p>95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5]*[.D65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00">
            <text:p>100</text:p>
          </table:table-cell>
          <table:table-cell table:style-name="ce92" office:value-type="float" office:value="0.04284095">
            <text:p>0.043</text:p>
          </table:table-cell>
          <table:table-cell table:style-name="ce92" office:value-type="float" office:value="1">
            <text:p>1.000</text:p>
          </table:table-cell>
          <table:table-cell table:style-name="ce92" table:formula="of:=[.C66]*[.D66]" office:value-type="float" office:value="0.04284095">
            <text:p>0.043</text:p>
          </table:table-cell>
          <table:table-cell table:style-name="ce95" office:value-type="string">
            <text:p>WS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Wind default</text:p>
          </table:table-cell>
          <table:table-cell table:style-name="ce99"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9" office:value-type="float" office:value="0">
            <text:p>0.000</text:p>
          </table:table-cell>
          <table:table-cell table:style-name="ce93" office:value-type="float" office:value="0">
            <text:p>0.000</text:p>
          </table:table-cell>
          <table:table-cell table:style-name="ce93" table:formula="of:=[.C67]*[.D67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9" office:value-type="float" office:value="0">
            <text:p>0.000</text:p>
          </table:table-cell>
          <table:table-cell table:style-name="ce93" office:value-type="float" office:value="0">
            <text:p>0.000</text:p>
          </table:table-cell>
          <table:table-cell table:style-name="ce93" table:formula="of:=[.C68]*[.D68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9" office:value-type="float" office:value="0">
            <text:p>0.000</text:p>
          </table:table-cell>
          <table:table-cell table:style-name="ce93" office:value-type="float" office:value="0">
            <text:p>0.000</text:p>
          </table:table-cell>
          <table:table-cell table:style-name="ce93" table:formula="of:=[.C69]*[.D69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3">
            <text:p>3</text:p>
          </table:table-cell>
          <table:table-cell table:style-name="ce89" office:value-type="float" office:value="0">
            <text:p>0.000</text:p>
          </table:table-cell>
          <table:table-cell table:style-name="ce93" office:value-type="float" office:value="0">
            <text:p>0.000</text:p>
          </table:table-cell>
          <table:table-cell table:style-name="ce93" table:formula="of:=[.C70]*[.D70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4">
            <text:p>4</text:p>
          </table:table-cell>
          <table:table-cell table:style-name="ce89" office:value-type="float" office:value="0">
            <text:p>0.000</text:p>
          </table:table-cell>
          <table:table-cell table:style-name="ce93" office:value-type="float" office:value="0">
            <text:p>0.000</text:p>
          </table:table-cell>
          <table:table-cell table:style-name="ce93" table:formula="of:=[.C71]*[.D71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5">
            <text:p>5</text:p>
          </table:table-cell>
          <table:table-cell table:style-name="ce89" office:value-type="float" office:value="0.0095">
            <text:p>0.010</text:p>
          </table:table-cell>
          <table:table-cell table:style-name="ce93" office:value-type="float" office:value="0.0095">
            <text:p>0.010</text:p>
          </table:table-cell>
          <table:table-cell table:style-name="ce93" table:formula="of:=[.C72]*[.D72]" office:value-type="float" office:value="0.00009025">
            <text:p>0.00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6">
            <text:p>6</text:p>
          </table:table-cell>
          <table:table-cell table:style-name="ce89" office:value-type="float" office:value="0.0427">
            <text:p>0.043</text:p>
          </table:table-cell>
          <table:table-cell table:style-name="ce93" office:value-type="float" office:value="0.0427">
            <text:p>0.043</text:p>
          </table:table-cell>
          <table:table-cell table:style-name="ce93" table:formula="of:=[.C73]*[.D73]" office:value-type="float" office:value="0.00182329">
            <text:p>0.002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7">
            <text:p>7</text:p>
          </table:table-cell>
          <table:table-cell table:style-name="ce89" office:value-type="float" office:value="0.1272">
            <text:p>0.127</text:p>
          </table:table-cell>
          <table:table-cell table:style-name="ce93" office:value-type="float" office:value="0.1272">
            <text:p>0.127</text:p>
          </table:table-cell>
          <table:table-cell table:style-name="ce93" table:formula="of:=[.C74]*[.D74]" office:value-type="float" office:value="0.01617984">
            <text:p>0.016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8">
            <text:p>8</text:p>
          </table:table-cell>
          <table:table-cell table:style-name="ce89" office:value-type="float" office:value="0.2848">
            <text:p>0.285</text:p>
          </table:table-cell>
          <table:table-cell table:style-name="ce93" office:value-type="float" office:value="0.2848">
            <text:p>0.285</text:p>
          </table:table-cell>
          <table:table-cell table:style-name="ce93" table:formula="of:=[.C75]*[.D75]" office:value-type="float" office:value="0.08111104">
            <text:p>0.081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9">
            <text:p>9</text:p>
          </table:table-cell>
          <table:table-cell table:style-name="ce89" office:value-type="float" office:value="0.5">
            <text:p>0.500</text:p>
          </table:table-cell>
          <table:table-cell table:style-name="ce93" office:value-type="float" office:value="0.5">
            <text:p>0.500</text:p>
          </table:table-cell>
          <table:table-cell table:style-name="ce93" table:formula="of:=[.C76]*[.D76]" office:value-type="float" office:value="0.25">
            <text:p>0.250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0">
            <text:p>10</text:p>
          </table:table-cell>
          <table:table-cell table:style-name="ce89" office:value-type="float" office:value="0.7152">
            <text:p>0.715</text:p>
          </table:table-cell>
          <table:table-cell table:style-name="ce93" office:value-type="float" office:value="0.7152">
            <text:p>0.715</text:p>
          </table:table-cell>
          <table:table-cell table:style-name="ce93" table:formula="of:=[.C77]*[.D77]" office:value-type="float" office:value="0.51151104">
            <text:p>0.512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1">
            <text:p>11</text:p>
          </table:table-cell>
          <table:table-cell table:style-name="ce89" office:value-type="float" office:value="0.8728">
            <text:p>0.873</text:p>
          </table:table-cell>
          <table:table-cell table:style-name="ce93" office:value-type="float" office:value="0.8728">
            <text:p>0.873</text:p>
          </table:table-cell>
          <table:table-cell table:style-name="ce93" table:formula="of:=[.C78]*[.D78]" office:value-type="float" office:value="0.76177984">
            <text:p>0.762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2">
            <text:p>12</text:p>
          </table:table-cell>
          <table:table-cell table:style-name="ce89" office:value-type="float" office:value="0.9573">
            <text:p>0.957</text:p>
          </table:table-cell>
          <table:table-cell table:style-name="ce93" office:value-type="float" office:value="0.9573">
            <text:p>0.957</text:p>
          </table:table-cell>
          <table:table-cell table:style-name="ce93" table:formula="of:=[.C79]*[.D79]" office:value-type="float" office:value="0.91642329">
            <text:p>0.916</text:p>
          </table:table-cell>
          <table:table-cell table:style-name="ce85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6" office:value-type="float" office:value="13">
            <text:p>13</text:p>
          </table:table-cell>
          <table:table-cell table:style-name="ce90" office:value-type="float" office:value="0.9905">
            <text:p>0.991</text:p>
          </table:table-cell>
          <table:table-cell table:style-name="ce94" office:value-type="float" office:value="0.9905">
            <text:p>0.991</text:p>
          </table:table-cell>
          <table:table-cell table:style-name="ce94" table:formula="of:=[.C80]*[.D80]" office:value-type="float" office:value="0.98109025">
            <text:p>0.981</text:p>
          </table:table-cell>
          <table:table-cell table:style-name="ce86" office:value-type="string">
            <text:p>EQ</text:p>
          </table:table-cell>
          <table:table-cell table:style-name="ce97" office:value-type="string">
            <text:p>MMI</text:p>
          </table:table-cell>
          <table:table-cell table:style-name="ce97" office:value-type="string">
            <text:p>Earthquak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table:style-name="ce74" office:value-type="float" office:value="1">
            <text:p>1</text:p>
          </table:table-cell>
          <table:table-cell table:style-name="ce74" office:value-type="float" office:value="500">
            <text:p>500</text:p>
          </table:table-cell>
          <table:table-cell table:style-name="ce74" office:value-type="float" office:value="0.7493">
            <text:p>0.7493</text:p>
          </table:table-cell>
          <table:table-cell table:style-name="ce74" office:value-type="float" office:value="0.999">
            <text:p>0.999</text:p>
          </table:table-cell>
          <table:table-cell table:style-name="ce74" table:formula="of:=[.C131]*[.D131]" office:value-type="float" office:value="0.7485507">
            <text:p>0.7485507</text:p>
          </table:table-cell>
          <table:table-cell table:style-name="ce74" office:value-type="string">
            <text:p>VQ</text:p>
          </table:table-cell>
          <table:table-cell table:style-name="ce97" office:value-type="string">
            <text:p>cm</text:p>
          </table:table-cell>
          <table:table-cell table:style-name="ce97" office:value-type="string">
            <text:p>Volcano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formula="of:=[.C132]*[.D132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0">
            <text:p>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3]*[.D133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0">
            <text:p>1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4]*[.D134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50">
            <text:p>1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5]*[.D135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00">
            <text:p>2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6]*[.D136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50">
            <text:p>2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7]*[.D137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300">
            <text:p>3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8]*[.D138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350">
            <text:p>350</text:p>
          </table:table-cell>
          <table:table-cell table:style-name="ce85" office:value-type="float" office:value="0.0013">
            <text:p>0.0013</text:p>
          </table:table-cell>
          <table:table-cell table:style-name="ce85" office:value-type="float" office:value="0.0034">
            <text:p>0.0034</text:p>
          </table:table-cell>
          <table:table-cell table:style-name="ce85" table:formula="of:=[.C139]*[.D139]" office:value-type="float" office:value="0.00000442">
            <text:p>0.000004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400">
            <text:p>400</text:p>
          </table:table-cell>
          <table:table-cell table:style-name="ce85" office:value-type="float" office:value="0.0039">
            <text:p>0.0039</text:p>
          </table:table-cell>
          <table:table-cell table:style-name="ce85" office:value-type="float" office:value="0.0105">
            <text:p>0.0105</text:p>
          </table:table-cell>
          <table:table-cell table:style-name="ce85" table:formula="of:=[.C140]*[.D140]" office:value-type="float" office:value="0.00004095">
            <text:p>0.00004095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450">
            <text:p>450</text:p>
          </table:table-cell>
          <table:table-cell table:style-name="ce85" office:value-type="float" office:value="0.0091">
            <text:p>0.0091</text:p>
          </table:table-cell>
          <table:table-cell table:style-name="ce85" office:value-type="float" office:value="0.0243">
            <text:p>0.0243</text:p>
          </table:table-cell>
          <table:table-cell table:style-name="ce85" table:formula="of:=[.C141]*[.D141]" office:value-type="float" office:value="0.00022113">
            <text:p>0.00022113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00">
            <text:p>500</text:p>
          </table:table-cell>
          <table:table-cell table:style-name="ce85" office:value-type="float" office:value="0.0182">
            <text:p>0.0182</text:p>
          </table:table-cell>
          <table:table-cell table:style-name="ce85" office:value-type="float" office:value="0.0487">
            <text:p>0.0487</text:p>
          </table:table-cell>
          <table:table-cell table:style-name="ce85" table:formula="of:=[.C142]*[.D142]" office:value-type="float" office:value="0.00088634">
            <text:p>0.00088634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50">
            <text:p>550</text:p>
          </table:table-cell>
          <table:table-cell table:style-name="ce85" office:value-type="float" office:value="0.0331">
            <text:p>0.0331</text:p>
          </table:table-cell>
          <table:table-cell table:style-name="ce85" office:value-type="float" office:value="0.0882">
            <text:p>0.0882</text:p>
          </table:table-cell>
          <table:table-cell table:style-name="ce85" table:formula="of:=[.C143]*[.D143]" office:value-type="float" office:value="0.00291942">
            <text:p>0.002919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600">
            <text:p>600</text:p>
          </table:table-cell>
          <table:table-cell table:style-name="ce85" office:value-type="float" office:value="0.0551">
            <text:p>0.0551</text:p>
          </table:table-cell>
          <table:table-cell table:style-name="ce85" office:value-type="float" office:value="0.147">
            <text:p>0.147</text:p>
          </table:table-cell>
          <table:table-cell table:style-name="ce85" table:formula="of:=[.C144]*[.D144]" office:value-type="float" office:value="0.0080997">
            <text:p>0.0080997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650">
            <text:p>650</text:p>
          </table:table-cell>
          <table:table-cell table:style-name="ce85" office:value-type="float" office:value="0.0851">
            <text:p>0.0851</text:p>
          </table:table-cell>
          <table:table-cell table:style-name="ce85" office:value-type="float" office:value="0.2271">
            <text:p>0.2271</text:p>
          </table:table-cell>
          <table:table-cell table:style-name="ce85" table:formula="of:=[.C145]*[.D145]" office:value-type="float" office:value="0.01932621">
            <text:p>0.01932621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700">
            <text:p>700</text:p>
          </table:table-cell>
          <table:table-cell table:style-name="ce85" office:value-type="float" office:value="0.1225">
            <text:p>0.1225</text:p>
          </table:table-cell>
          <table:table-cell table:style-name="ce85" office:value-type="float" office:value="0.3268">
            <text:p>0.3268</text:p>
          </table:table-cell>
          <table:table-cell table:style-name="ce85" table:formula="of:=[.C146]*[.D146]" office:value-type="float" office:value="0.040033">
            <text:p>0.040033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750">
            <text:p>750</text:p>
          </table:table-cell>
          <table:table-cell table:style-name="ce85" office:value-type="float" office:value="0.1652">
            <text:p>0.1652</text:p>
          </table:table-cell>
          <table:table-cell table:style-name="ce85" office:value-type="float" office:value="0.4406">
            <text:p>0.4406</text:p>
          </table:table-cell>
          <table:table-cell table:style-name="ce85" table:formula="of:=[.C147]*[.D147]" office:value-type="float" office:value="0.07278712">
            <text:p>0.0727871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800">
            <text:p>800</text:p>
          </table:table-cell>
          <table:table-cell table:style-name="ce85" office:value-type="float" office:value="0.2098">
            <text:p>0.2098</text:p>
          </table:table-cell>
          <table:table-cell table:style-name="ce85" office:value-type="float" office:value="0.5594">
            <text:p>0.5594</text:p>
          </table:table-cell>
          <table:table-cell table:style-name="ce85" table:formula="of:=[.C148]*[.D148]" office:value-type="float" office:value="0.11736212">
            <text:p>0.1173621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850">
            <text:p>850</text:p>
          </table:table-cell>
          <table:table-cell table:style-name="ce85" office:value-type="float" office:value="0.2525">
            <text:p>0.2525</text:p>
          </table:table-cell>
          <table:table-cell table:style-name="ce85" office:value-type="float" office:value="0.6732">
            <text:p>0.6732</text:p>
          </table:table-cell>
          <table:table-cell table:style-name="ce85" table:formula="of:=[.C149]*[.D149]" office:value-type="float" office:value="0.169983">
            <text:p>0.169983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900">
            <text:p>900</text:p>
          </table:table-cell>
          <table:table-cell table:style-name="ce85" office:value-type="float" office:value="0.2899">
            <text:p>0.2899</text:p>
          </table:table-cell>
          <table:table-cell table:style-name="ce85" office:value-type="float" office:value="0.7729">
            <text:p>0.7729</text:p>
          </table:table-cell>
          <table:table-cell table:style-name="ce85" table:formula="of:=[.C150]*[.D150]" office:value-type="float" office:value="0.22406371">
            <text:p>0.22406371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950">
            <text:p>950</text:p>
          </table:table-cell>
          <table:table-cell table:style-name="ce85" office:value-type="float" office:value="0.3199">
            <text:p>0.3199</text:p>
          </table:table-cell>
          <table:table-cell table:style-name="ce85" office:value-type="float" office:value="0.853">
            <text:p>0.853</text:p>
          </table:table-cell>
          <table:table-cell table:style-name="ce85" table:formula="of:=[.C151]*[.D151]" office:value-type="float" office:value="0.2728747">
            <text:p>0.2728747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00">
            <text:p>1000</text:p>
          </table:table-cell>
          <table:table-cell table:style-name="ce85" office:value-type="float" office:value="0.3419">
            <text:p>0.3419</text:p>
          </table:table-cell>
          <table:table-cell table:style-name="ce85" office:value-type="float" office:value="0.9118">
            <text:p>0.9118</text:p>
          </table:table-cell>
          <table:table-cell table:style-name="ce85" table:formula="of:=[.C152]*[.D152]" office:value-type="float" office:value="0.31174442">
            <text:p>0.311744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50">
            <text:p>1050</text:p>
          </table:table-cell>
          <table:table-cell table:style-name="ce85" office:value-type="float" office:value="0.3568">
            <text:p>0.3568</text:p>
          </table:table-cell>
          <table:table-cell table:style-name="ce85" office:value-type="float" office:value="0.9513">
            <text:p>0.9513</text:p>
          </table:table-cell>
          <table:table-cell table:style-name="ce85" table:formula="of:=[.C153]*[.D153]" office:value-type="float" office:value="0.33942384">
            <text:p>0.33942384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100">
            <text:p>1100</text:p>
          </table:table-cell>
          <table:table-cell table:style-name="ce85" office:value-type="float" office:value="0.3659">
            <text:p>0.3659</text:p>
          </table:table-cell>
          <table:table-cell table:style-name="ce85" office:value-type="float" office:value="0.9757">
            <text:p>0.9757</text:p>
          </table:table-cell>
          <table:table-cell table:style-name="ce85" table:formula="of:=[.C154]*[.D154]" office:value-type="float" office:value="0.35700863">
            <text:p>0.35700863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150">
            <text:p>1150</text:p>
          </table:table-cell>
          <table:table-cell table:style-name="ce85" office:value-type="float" office:value="0.3711">
            <text:p>0.3711</text:p>
          </table:table-cell>
          <table:table-cell table:style-name="ce85" office:value-type="float" office:value="0.9895">
            <text:p>0.9895</text:p>
          </table:table-cell>
          <table:table-cell table:style-name="ce85" table:formula="of:=[.C155]*[.D155]" office:value-type="float" office:value="0.36720345">
            <text:p>0.36720345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200">
            <text:p>12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6]*[.D156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500">
            <text:p>15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7]*[.D157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8]*[.D158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6" office:value-type="float" office:value="3000">
            <text:p>3000</text:p>
          </table:table-cell>
          <table:table-cell table:style-name="ce86" office:value-type="float" office:value="0.3737">
            <text:p>0.3737</text:p>
          </table:table-cell>
          <table:table-cell table:style-name="ce86" office:value-type="float" office:value="0.9966">
            <text:p>0.9966</text:p>
          </table:table-cell>
          <table:table-cell table:style-name="ce86" table:formula="of:=[.C159]*[.D159]" office:value-type="float" office:value="0.37242942">
            <text:p>0.37242942</text:p>
          </table:table-cell>
          <table:table-cell table:style-name="ce86" office:value-type="string">
            <text:p>TR</text:p>
          </table:table-cell>
          <table:table-cell table:style-name="ce97" office:value-type="string">
            <text:p>mm</text:p>
          </table:table-cell>
          <table:table-cell table:style-name="ce97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97" office:value-type="string">
            <text:p>m/m</text:p>
          </table:table-cell>
          <table:table-cell table:style-name="ce97" office:value-type="string">
            <text:p>Landslide default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number-columns-repeated="4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.004">
            <text:p>0.004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30">
            <text:p>3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40">
            <text:p>40</text:p>
          </table:table-cell>
          <table:table-cell table:style-name="ce87" office:value-type="float" office:value="0.025">
            <text:p>0.025</text:p>
          </table:table-cell>
          <table:table-cell table:style-name="ce87" office:value-type="float" office:value="0.16">
            <text:p>0.16</text:p>
          </table:table-cell>
          <table:table-cell table:style-name="ce87" office:value-type="float" office:value="0.004">
            <text:p>0.004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0.0540540540540541">
            <text:p>0.0540540541</text:p>
          </table:table-cell>
          <table:table-cell table:style-name="ce87" office:value-type="float" office:value="0.37">
            <text:p>0.37</text:p>
          </table:table-cell>
          <table:table-cell table:style-name="ce87" office:value-type="float" office:value="0.02">
            <text:p>0.02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60">
            <text:p>60</text:p>
          </table:table-cell>
          <table:table-cell table:style-name="ce87" office:value-type="float" office:value="0.104615384615385">
            <text:p>0.1046153846</text:p>
          </table:table-cell>
          <table:table-cell table:style-name="ce87" office:value-type="float" office:value="0.65">
            <text:p>0.65</text:p>
          </table:table-cell>
          <table:table-cell table:style-name="ce87" office:value-type="float" office:value="0.068">
            <text:p>0.068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70">
            <text:p>70</text:p>
          </table:table-cell>
          <table:table-cell table:style-name="ce87" office:value-type="float" office:value="0.211764705882353">
            <text:p>0.2117647059</text:p>
          </table:table-cell>
          <table:table-cell table:style-name="ce87" office:value-type="float" office:value="0.85">
            <text:p>0.85</text:p>
          </table:table-cell>
          <table:table-cell table:style-name="ce87" office:value-type="float" office:value="0.18">
            <text:p>0.18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80">
            <text:p>8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7" office:value-type="string">
            <text:p>m/s</text:p>
          </table:table-cell>
          <table:table-cell table:style-name="ce97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9" office:value-type="float" office:value="0">
            <text:p>0.000</text:p>
          </table:table-cell>
          <table:table-cell table:style-name="ce89" table:formula="of:=[.C238]*[.D238]" office:value-type="float" office:value="0">
            <text:p>0.000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9" office:value-type="float" office:value="0.01">
            <text:p>0.010</text:p>
          </table:table-cell>
          <table:table-cell table:style-name="ce89" office:value-type="float" office:value="0.393469340287367">
            <text:p>0.393</text:p>
          </table:table-cell>
          <table:table-cell table:style-name="ce89" table:formula="of:=[.C239]*[.D239]" office:value-type="float" office:value="0.00393469340287367">
            <text:p>0.004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number-columns-repeated="2" table:style-name="ce76" office:value-type="float" office:value="1">
            <text:p>1</text:p>
          </table:table-cell>
          <table:table-cell table:style-name="ce89" office:value-type="float" office:value="0.02">
            <text:p>0.020</text:p>
          </table:table-cell>
          <table:table-cell table:style-name="ce89" office:value-type="float" office:value="0.632120558828558">
            <text:p>0.632</text:p>
          </table:table-cell>
          <table:table-cell table:style-name="ce89" table:formula="of:=[.C240]*[.D240]" office:value-type="float" office:value="0.0126424111765712">
            <text:p>0.013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9" office:value-type="float" office:value="0.05">
            <text:p>0.050</text:p>
          </table:table-cell>
          <table:table-cell table:style-name="ce89" office:value-type="float" office:value="0.77686983985157">
            <text:p>0.777</text:p>
          </table:table-cell>
          <table:table-cell table:style-name="ce89" table:formula="of:=[.C241]*[.D241]" office:value-type="float" office:value="0.0388434919925785">
            <text:p>0.039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9" office:value-type="float" office:value="0.1">
            <text:p>0.100</text:p>
          </table:table-cell>
          <table:table-cell table:style-name="ce89" office:value-type="float" office:value="0.864664716763387">
            <text:p>0.865</text:p>
          </table:table-cell>
          <table:table-cell table:style-name="ce89" table:formula="of:=[.C242]*[.D242]" office:value-type="float" office:value="0.0864664716763387">
            <text:p>0.086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9" office:value-type="float" office:value="0.2">
            <text:p>0.200</text:p>
          </table:table-cell>
          <table:table-cell table:style-name="ce89" office:value-type="float" office:value="0.917915001376101">
            <text:p>0.918</text:p>
          </table:table-cell>
          <table:table-cell table:style-name="ce89" table:formula="of:=[.C243]*[.D243]" office:value-type="float" office:value="0.18358300027522">
            <text:p>0.184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9" office:value-type="float" office:value="0.3">
            <text:p>0.300</text:p>
          </table:table-cell>
          <table:table-cell table:style-name="ce89" office:value-type="float" office:value="0.950212931632136">
            <text:p>0.950</text:p>
          </table:table-cell>
          <table:table-cell table:style-name="ce89" table:formula="of:=[.C244]*[.D244]" office:value-type="float" office:value="0.285063879489641">
            <text:p>0.285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9" office:value-type="float" office:value="0.4">
            <text:p>0.400</text:p>
          </table:table-cell>
          <table:table-cell table:style-name="ce89" office:value-type="float" office:value="0.969802616577682">
            <text:p>0.970</text:p>
          </table:table-cell>
          <table:table-cell table:style-name="ce89" table:formula="of:=[.C245]*[.D245]" office:value-type="float" office:value="0.387921046631073">
            <text:p>0.388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9" office:value-type="float" office:value="0.5">
            <text:p>0.500</text:p>
          </table:table-cell>
          <table:table-cell table:style-name="ce89" office:value-type="float" office:value="0.981684361111266">
            <text:p>0.982</text:p>
          </table:table-cell>
          <table:table-cell table:style-name="ce89" table:formula="of:=[.C246]*[.D246]" office:value-type="float" office:value="0.490842180555633">
            <text:p>0.491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9" office:value-type="float" office:value="0.6">
            <text:p>0.600</text:p>
          </table:table-cell>
          <table:table-cell table:style-name="ce89" office:value-type="float" office:value="0.988891003461758">
            <text:p>0.989</text:p>
          </table:table-cell>
          <table:table-cell table:style-name="ce89" table:formula="of:=[.C247]*[.D247]" office:value-type="float" office:value="0.593334602077055">
            <text:p>0.593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9" office:value-type="float" office:value="0.65">
            <text:p>0.650</text:p>
          </table:table-cell>
          <table:table-cell table:style-name="ce89" office:value-type="float" office:value="0.993262053000914">
            <text:p>0.993</text:p>
          </table:table-cell>
          <table:table-cell table:style-name="ce89" table:formula="of:=[.C248]*[.D248]" office:value-type="float" office:value="0.645620334450594">
            <text:p>0.646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9" office:value-type="float" office:value="0.675">
            <text:p>0.675</text:p>
          </table:table-cell>
          <table:table-cell table:style-name="ce89" office:value-type="float" office:value="0.995913228561536">
            <text:p>0.996</text:p>
          </table:table-cell>
          <table:table-cell table:style-name="ce89" table:formula="of:=[.C249]*[.D249]" office:value-type="float" office:value="0.672241429279037">
            <text:p>0.672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9" office:value-type="float" office:value="0.7">
            <text:p>0.700</text:p>
          </table:table-cell>
          <table:table-cell table:style-name="ce89" office:value-type="float" office:value="0.997521247823334">
            <text:p>0.998</text:p>
          </table:table-cell>
          <table:table-cell table:style-name="ce89" table:formula="of:=[.C250]*[.D250]" office:value-type="float" office:value="0.698264873476334">
            <text:p>0.698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9" office:value-type="float" office:value="0.71">
            <text:p>0.710</text:p>
          </table:table-cell>
          <table:table-cell table:style-name="ce89" office:value-type="float" office:value="0.998496560807022">
            <text:p>0.998</text:p>
          </table:table-cell>
          <table:table-cell table:style-name="ce89" table:formula="of:=[.C251]*[.D251]" office:value-type="float" office:value="0.708932558172986">
            <text:p>0.709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9" office:value-type="float" office:value="0.72">
            <text:p>0.720</text:p>
          </table:table-cell>
          <table:table-cell table:style-name="ce89" office:value-type="float" office:value="0.999088118034445">
            <text:p>0.999</text:p>
          </table:table-cell>
          <table:table-cell table:style-name="ce89" table:formula="of:=[.C252]*[.D252]" office:value-type="float" office:value="0.7193434449848">
            <text:p>0.719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446915629852">
            <text:p>0.999</text:p>
          </table:table-cell>
          <table:table-cell table:style-name="ce89" table:formula="of:=[.C253]*[.D253]" office:value-type="float" office:value="0.724599013831643">
            <text:p>0.725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664537372098">
            <text:p>1.000</text:p>
          </table:table-cell>
          <table:table-cell table:style-name="ce89" table:formula="of:=[.C254]*[.D254]" office:value-type="float" office:value="0.724756789594771">
            <text:p>0.725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54600070237">
            <text:p>1.000</text:p>
          </table:table-cell>
          <table:table-cell table:style-name="ce89" table:formula="of:=[.C255]*[.D255]" office:value-type="float" office:value="0.724967085050922">
            <text:p>0.725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90" office:value-type="float" office:value="0.725">
            <text:p>0.725</text:p>
          </table:table-cell>
          <table:table-cell table:style-name="ce90" office:value-type="float" office:value="0.999999887464825">
            <text:p>1.000</text:p>
          </table:table-cell>
          <table:table-cell table:style-name="ce90" table:formula="of:=[.C256]*[.D256]" office:value-type="float" office:value="0.724999918411998">
            <text:p>0.725</text:p>
          </table:table-cell>
          <table:table-cell table:style-name="ce85" office:value-type="string">
            <text:p>FL</text:p>
          </table:table-cell>
          <table:table-cell table:style-name="ce97" office:value-type="string">
            <text:p>m</text:p>
          </table:table-cell>
          <table:table-cell table:style-name="ce97" office:value-type="string">
            <text:p>Flood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01">
            <text:p>0.01</text:p>
          </table:table-cell>
          <table:table-cell office:value-type="float" office:value="0.00001">
            <text:p>0.00001</text:p>
          </table:table-cell>
          <table:table-cell office:value-type="float" office:value="0.0000001">
            <text:p>0.0000001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0.012">
            <text:p>0.012</text:p>
          </table:table-cell>
          <table:table-cell office:value-type="float" office:value="0.0001">
            <text:p>0.0001</text:p>
          </table:table-cell>
          <table:table-cell office:value-type="float" office:value="0.0000012">
            <text:p>0.0000012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00013">
            <text:p>0.000013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</text:p>
          </table:table-cell>
          <table:table-cell office:value-type="float" office:value="0.00014">
            <text:p>0.00014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0.019">
            <text:p>0.019</text:p>
          </table:table-cell>
          <table:table-cell office:value-type="float" office:value="0.04">
            <text:p>0.04</text:p>
          </table:table-cell>
          <table:table-cell office:value-type="float" office:value="0.00076">
            <text:p>0.00076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0.022">
            <text:p>0.022</text:p>
          </table:table-cell>
          <table:table-cell office:value-type="float" office:value="0.1">
            <text:p>0.1</text:p>
          </table:table-cell>
          <table:table-cell office:value-type="float" office:value="0.0022">
            <text:p>0.0022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0.029">
            <text:p>0.029</text:p>
          </table:table-cell>
          <table:table-cell office:value-type="float" office:value="0.16">
            <text:p>0.16</text:p>
          </table:table-cell>
          <table:table-cell office:value-type="float" office:value="0.00464">
            <text:p>0.00464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0.038">
            <text:p>0.038</text:p>
          </table:table-cell>
          <table:table-cell office:value-type="float" office:value="0.2">
            <text:p>0.2</text:p>
          </table:table-cell>
          <table:table-cell office:value-type="float" office:value="0.0076">
            <text:p>0.0076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48">
            <text:p>0.048</text:p>
          </table:table-cell>
          <table:table-cell office:value-type="float" office:value="0.27">
            <text:p>0.27</text:p>
          </table:table-cell>
          <table:table-cell office:value-type="float" office:value="0.01296">
            <text:p>0.01296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office:value-type="float" office:value="0.059">
            <text:p>0.059</text:p>
          </table:table-cell>
          <table:table-cell office:value-type="float" office:value="0.37">
            <text:p>0.37</text:p>
          </table:table-cell>
          <table:table-cell office:value-type="float" office:value="0.02183">
            <text:p>0.02183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0.071">
            <text:p>0.071</text:p>
          </table:table-cell>
          <table:table-cell office:value-type="float" office:value="0.49">
            <text:p>0.49</text:p>
          </table:table-cell>
          <table:table-cell office:value-type="float" office:value="0.03479">
            <text:p>0.03479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0.091">
            <text:p>0.091</text:p>
          </table:table-cell>
          <table:table-cell office:value-type="float" office:value="0.57">
            <text:p>0.57</text:p>
          </table:table-cell>
          <table:table-cell office:value-type="float" office:value="0.05187">
            <text:p>0.05187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0">
            <text:p>280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string">
            <text:p>HS</text:p>
          </table:table-cell>
          <table:table-cell table:style-name="ce97" office:value-type="string">
            <text:p>Ekin</text:p>
          </table:table-cell>
          <table:table-cell table:style-name="ce97" office:value-type="string">
            <text:p>Hail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0.0001">
            <text:p>0.0001</text:p>
          </table:table-cell>
          <table:table-cell table:style-name="ce88" office:value-type="float" office:value="0.0025">
            <text:p>0.0025</text:p>
          </table:table-cell>
          <table:table-cell table:style-name="ce88" office:value-type="float" office:value="0">
            <text:p>0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50">
            <text:p>50</text:p>
          </table:table-cell>
          <table:table-cell table:style-name="ce88" office:value-type="float" office:value="0.001">
            <text:p>0.001</text:p>
          </table:table-cell>
          <table:table-cell table:style-name="ce88" office:value-type="float" office:value="0.005">
            <text:p>0.005</text:p>
          </table:table-cell>
          <table:table-cell table:style-name="ce88" office:value-type="float" office:value="0">
            <text:p>0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100">
            <text:p>100</text:p>
          </table:table-cell>
          <table:table-cell table:style-name="ce88" office:value-type="float" office:value="0.01">
            <text:p>0.01</text:p>
          </table:table-cell>
          <table:table-cell table:style-name="ce88" office:value-type="float" office:value="0.025">
            <text:p>0.025</text:p>
          </table:table-cell>
          <table:table-cell table:style-name="ce88" office:value-type="float" office:value="0.0003">
            <text:p>0.0003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400">
            <text:p>400</text:p>
          </table:table-cell>
          <table:table-cell table:style-name="ce88" office:value-type="float" office:value="0.1">
            <text:p>0.1</text:p>
          </table:table-cell>
          <table:table-cell table:style-name="ce88" office:value-type="float" office:value="0.06">
            <text:p>0.06</text:p>
          </table:table-cell>
          <table:table-cell table:style-name="ce88" office:value-type="float" office:value="0.006">
            <text:p>0.006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600">
            <text:p>600</text:p>
          </table:table-cell>
          <table:table-cell table:style-name="ce88" office:value-type="float" office:value="0.25">
            <text:p>0.25</text:p>
          </table:table-cell>
          <table:table-cell table:style-name="ce88" office:value-type="float" office:value="0.125">
            <text:p>0.125</text:p>
          </table:table-cell>
          <table:table-cell table:style-name="ce88" office:value-type="float" office:value="0.0313">
            <text:p>0.0313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800">
            <text:p>800</text:p>
          </table:table-cell>
          <table:table-cell table:style-name="ce88" office:value-type="float" office:value="0.45">
            <text:p>0.45</text:p>
          </table:table-cell>
          <table:table-cell table:style-name="ce88" office:value-type="float" office:value="0.175">
            <text:p>0.175</text:p>
          </table:table-cell>
          <table:table-cell table:style-name="ce88" office:value-type="float" office:value="0.0788">
            <text:p>0.0788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1200">
            <text:p>1200</text:p>
          </table:table-cell>
          <table:table-cell table:style-name="ce88" office:value-type="float" office:value="0.85">
            <text:p>0.85</text:p>
          </table:table-cell>
          <table:table-cell table:style-name="ce88" office:value-type="float" office:value="0.225">
            <text:p>0.225</text:p>
          </table:table-cell>
          <table:table-cell table:style-name="ce88" office:value-type="float" office:value="0.1913">
            <text:p>0.1913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5">
          <table:table-cell table:style-name="ce88" office:value-type="float" office:value="1">
            <text:p>1</text:p>
          </table:table-cell>
          <table:table-cell table:style-name="ce88" office:value-type="float" office:value="1700">
            <text:p>1700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 office:value-type="float" office:value="0.25">
            <text:p>0.25</text:p>
          </table:table-cell>
          <table:table-cell table:style-name="ce88" office:value-type="string">
            <text:p>BF</text:p>
          </table:table-cell>
          <table:table-cell table:style-name="ce88" office:value-type="string">
            <text:p>brightness</text:p>
          </table:table-cell>
          <table:table-cell table:style-name="ce88" office:value-type="string">
            <text:p>bushfire default</text:p>
          </table:table-cell>
          <table:table-cell table:number-columns-repeated="1016"/>
        </table:table-row>
        <table:table-row table:style-name="ro4" table:number-rows-repeated="10482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10" table:print="false"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38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5" office:value-type="string">
            <text:p>discounted</text:p>
          </table:table-cell>
          <table:table-cell office:value-type="string">
            <text:p>sandbagging</text:p>
          </table:table-cell>
          <table:table-cell table:style-name="ce105" office:value-type="string">
            <text:p>discounted</text:p>
          </table:table-cell>
          <table:table-cell office:value-type="string">
            <text:p>seawall</text:p>
          </table:table-cell>
          <table:table-cell table:style-name="ce105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100" table:formula="of:=[$discount.C14]" office:value-type="percentage" office:value="0.02">
            <text:p>2.0%</text:p>
          </table:table-cell>
          <table:table-cell table:style-name="ce101" office:value-type="float" office:value="25262467.23">
            <text:p>25,262,467 </text:p>
          </table:table-cell>
          <table:table-cell table:style-name="ce102" table:formula="of:=[.C4]+[.D5]/(1+[.$B5])" office:value-type="float" office:value="40572510.2057718">
            <text:p>40,572,510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6" table:formula="of:=[.E4]+[.F5]/(1+[.$B5])" office:value-type="float" office:value="63968125.0068754">
            <text:p>63,968,125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4]+[.H5]/(1+[.$B5])" office:value-type="float" office:value="22388843.7524064">
            <text:p>22,388,844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6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100" table:formula="of:=[$discount.C15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5]+[.D6]/(1+[.$B6])" office:value-type="float" office:value="15616243.8352873">
            <text:p>15,616,244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5]+[.F6]/(1+[.$B6])" office:value-type="float" office:value="61167487.5070129">
            <text:p>61,167,488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5]+[.H6]/(1+[.$B6])" office:value-type="float" office:value="21408620.6274545">
            <text:p>21,408,621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100" table:formula="of:=[$discount.C16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6]+[.D7]/(1+[.$B7])" office:value-type="float" office:value="15928568.711993">
            <text:p>15,928,569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6]+[.F7]/(1+[.$B7])" office:value-type="float" office:value="58310837.2571531">
            <text:p>58,310,837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6]+[.H7]/(1+[.$B7])" office:value-type="float" office:value="20408793.0400036">
            <text:p>20,408,793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100" table:formula="of:=[$discount.C17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7]+[.D8]/(1+[.$B8])" office:value-type="float" office:value="16247140.0862329">
            <text:p>16,247,140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7]+[.F8]/(1+[.$B8])" office:value-type="float" office:value="55397054.0022962">
            <text:p>55,397,054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7]+[.H8]/(1+[.$B8])" office:value-type="float" office:value="19388968.9008037">
            <text:p>19,388,969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100" table:formula="of:=[$discount.C18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8]+[.D9]/(1+[.$B9])" office:value-type="float" office:value="16572082.8879575">
            <text:p>16,572,083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8]+[.F9]/(1+[.$B9])" office:value-type="float" office:value="52424995.0823421">
            <text:p>52,424,995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8]+[.H9]/(1+[.$B9])" office:value-type="float" office:value="18348748.2788197">
            <text:p>18,348,748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100" table:formula="of:=[$discount.C19]" office:value-type="percentage" office:value="0.02">
            <text:p>2.0%</text:p>
          </table:table-cell>
          <table:table-cell table:style-name="ce101" office:value-type="float" office:value="6315616.8075">
            <text:p>6,315,617 </text:p>
          </table:table-cell>
          <table:table-cell table:style-name="ce103" table:formula="of:=[.C9]+[.D10]/(1+[.$B10])" office:value-type="float" office:value="16903524.5457167">
            <text:p>16,903,525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9]+[.F10]/(1+[.$B10])" office:value-type="float" office:value="49393494.9839889">
            <text:p>49,393,495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9]+[.H10]/(1+[.$B10])" office:value-type="float" office:value="17287723.2443961">
            <text:p>17,287,723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100" table:formula="of:=[$discount.C20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0]+[.D11]/(1+[.$B11])" office:value-type="float" office:value="10799665.892981">
            <text:p>10,799,666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0]+[.F11]/(1+[.$B11])" office:value-type="float" office:value="46301364.8836687">
            <text:p>46,301,365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0]+[.H11]/(1+[.$B11])" office:value-type="float" office:value="16205477.7092841">
            <text:p>16,205,478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100" table:formula="of:=[$discount.C21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1]+[.D12]/(1+[.$B12])" office:value-type="float" office:value="11015659.2108406">
            <text:p>11,015,659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1]+[.F12]/(1+[.$B12])" office:value-type="float" office:value="43147392.1813421">
            <text:p>43,147,392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1]+[.H12]/(1+[.$B12])" office:value-type="float" office:value="15101587.2634697">
            <text:p>15,101,587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100" table:formula="of:=[$discount.C22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2]+[.D13]/(1+[.$B13])" office:value-type="float" office:value="11235972.3950574">
            <text:p>11,235,972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2]+[.F13]/(1+[.$B13])" office:value-type="float" office:value="39930340.0249689">
            <text:p>39,930,340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2]+[.H13]/(1+[.$B13])" office:value-type="float" office:value="13975619.0087391">
            <text:p>13,975,619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100" table:formula="of:=[$discount.C23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3]+[.D14]/(1+[.$B14])" office:value-type="float" office:value="11460691.8429586">
            <text:p>11,460,692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3]+[.F14]/(1+[.$B14])" office:value-type="float" office:value="36648946.8254683">
            <text:p>36,648,947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3]+[.H14]/(1+[.$B14])" office:value-type="float" office:value="12827131.3889139">
            <text:p>12,827,131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100" table:formula="of:=[$discount.C24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4]+[.D15]/(1+[.$B15])" office:value-type="float" office:value="11689905.6798178">
            <text:p>11,689,906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4]+[.F15]/(1+[.$B15])" office:value-type="float" office:value="33301925.7619777">
            <text:p>33,301,926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4]+[.H15]/(1+[.$B15])" office:value-type="float" office:value="11655674.0166922">
            <text:p>11,655,674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100" table:formula="of:=[$discount.C25]" office:value-type="percentage" office:value="0.02">
            <text:p>2.0%</text:p>
          </table:table-cell>
          <table:table-cell table:style-name="ce101" office:value-type="float" office:value="6315616.8075">
            <text:p>6,315,617 </text:p>
          </table:table-cell>
          <table:table-cell table:style-name="ce103" table:formula="of:=[.C15]+[.D16]/(1+[.$B16])" office:value-type="float" office:value="11923703.7934141">
            <text:p>11,923,704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5]+[.F16]/(1+[.$B16])" office:value-type="float" office:value="29887964.2772172">
            <text:p>29,887,964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5]+[.H16]/(1+[.$B16])" office:value-type="float" office:value="10460787.497026">
            <text:p>10,460,787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100" table:formula="of:=[$discount.C26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6]+[.D17]/(1+[.$B17])" office:value-type="float" office:value="5720248.7256324">
            <text:p>5,720,249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6]+[.F17]/(1+[.$B17])" office:value-type="float" office:value="26405723.5627616">
            <text:p>26,405,724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6]+[.H17]/(1+[.$B17])" office:value-type="float" office:value="9242003.24696656">
            <text:p>9,242,003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100" table:formula="of:=[$discount.C27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7]+[.D18]/(1+[.$B18])" office:value-type="float" office:value="5834653.70014505">
            <text:p>5,834,654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7]+[.F18]/(1+[.$B18])" office:value-type="float" office:value="22853838.0340168">
            <text:p>22,853,838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7]+[.H18]/(1+[.$B18])" office:value-type="float" office:value="7998843.31190589">
            <text:p>7,998,843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100" table:formula="of:=[$discount.C28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8]+[.D19]/(1+[.$B19])" office:value-type="float" office:value="5951346.77414795">
            <text:p>5,951,347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8]+[.F19]/(1+[.$B19])" office:value-type="float" office:value="19230914.7946972">
            <text:p>19,230,915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8]+[.H19]/(1+[.$B19])" office:value-type="float" office:value="6730820.17814401">
            <text:p>6,730,820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100" table:formula="of:=[$discount.C29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19]+[.D20]/(1+[.$B20])" office:value-type="float" office:value="6070373.70963091">
            <text:p>6,070,374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19]+[.F20]/(1+[.$B20])" office:value-type="float" office:value="15535533.0905911">
            <text:p>15,535,533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19]+[.H20]/(1+[.$B20])" office:value-type="float" office:value="5437436.58170689">
            <text:p>5,437,437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100" table:formula="of:=[$discount.C30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20]+[.D21]/(1+[.$B21])" office:value-type="float" office:value="6191781.18382353">
            <text:p>6,191,781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20]+[.F21]/(1+[.$B21])" office:value-type="float" office:value="11766243.7524029">
            <text:p>11,766,244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20]+[.H21]/(1+[.$B21])" office:value-type="float" office:value="4118185.31334102">
            <text:p>4,118,185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100" table:formula="of:=[$discount.C31]" office:value-type="percentage" office:value="0.02">
            <text:p>2.0%</text:p>
          </table:table-cell>
          <table:table-cell table:style-name="ce101" office:value-type="float" office:value="6315616.8075">
            <text:p>6,315,617 </text:p>
          </table:table-cell>
          <table:table-cell table:style-name="ce103" table:formula="of:=[.C21]+[.D22]/(1+[.$B22])" office:value-type="float" office:value="6315616.8075">
            <text:p>6,315,617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21]+[.F22]/(1+[.$B22])" office:value-type="float" office:value="7921568.62745098">
            <text:p>7,921,569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21]+[.H22]/(1+[.$B22])" office:value-type="float" office:value="2772549.01960784">
            <text:p>2,772,549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100" table:formula="of:=[$discount.C32]" office:value-type="percentage" office:value="0.02">
            <text:p>2.0%</text:p>
          </table:table-cell>
          <table:table-cell table:style-name="ce101" office:value-type="float" office:value="0">
            <text:p><text:s/>- </text:p>
          </table:table-cell>
          <table:table-cell table:style-name="ce103" table:formula="of:=[.C22]" office:value-type="float" office:value="0">
            <text:p><text:s/>- </text:p>
          </table:table-cell>
          <table:table-cell table:style-name="ce104" table:formula="of:=[$_measures_details.$B$25]" office:value-type="float" office:value="4000000">
            <text:p>4,000,000 </text:p>
          </table:table-cell>
          <table:table-cell table:style-name="ce107" table:formula="of:=[.E22]" office:value-type="float" office:value="4000000">
            <text:p>4,000,000 </text:p>
          </table:table-cell>
          <table:table-cell table:style-name="ce108" table:formula="of:=[$_measures_details.$B$31]+[$_measures_details.$B$32]+[$_measures_details.$B$33]" office:value-type="float" office:value="1400000">
            <text:p>1,400,000 </text:p>
          </table:table-cell>
          <table:table-cell table:style-name="ce110" table:formula="of:=[.G22]" office:value-type="float" office:value="1400000">
            <text:p>1,400,000 </text:p>
          </table:table-cell>
          <table:table-cell table:style-name="ce104" table:formula="of:=[$_measures_details.$B$42]" office:value-type="float" office:value="12000000">
            <text:p>12,000,000 </text:p>
          </table:table-cell>
          <table:table-cell table:style-name="ce107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4"/>
        <table:table-column table:style-name="co52" table:default-cell-style-name="ce84"/>
        <table:table-column table:style-name="co53" table:default-cell-style-name="ce84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  <table:table-row table:style-name="ro1">
          <table:table-cell office:value-type="string">
            <text:p>reference_year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6/23/2017</text:date>, <text:time>23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23:40:30</dc:date>
    <dc:creator>David Bresch</dc:creator>
    <meta:generator>OpenOffice/4.1.2$Unix OpenOffice.org_project/412m3$Build-9782</meta:generator>
    <meta:editing-duration>PT4M59S</meta:editing-duration>
    <meta:editing-cycles>7</meta:editing-cycles>
    <meta:document-statistic meta:table-count="7" meta:cell-count="3212" meta:object-count="0"/>
  </office:meta>
</office:document-meta>
</file>